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IN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IN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IN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IN"/>
    </style:style>
    <style:style style:name="T12" style:parent-style-name="DefaultParagraphFont" style:family="text">
      <style:text-properties fo:language="en" fo:country="IN"/>
    </style:style>
    <style:style style:name="T13" style:parent-style-name="DefaultParagraphFont" style:family="text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IN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IN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IN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IN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IN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IN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IN"/>
    </style:style>
    <style:style style:name="T32" style:parent-style-name="DefaultParagraphFont" style:family="text">
      <style:text-properties fo:language="en" fo:country="IN"/>
    </style:style>
    <style:style style:name="T33" style:parent-style-name="DefaultParagraphFont" style:family="text">
      <style:text-properties fo:language="en" fo:country="IN"/>
    </style:style>
    <style:style style:name="T34" style:parent-style-name="DefaultParagraphFont" style:family="text">
      <style:text-properties fo:language="en" fo:country="IN"/>
    </style:style>
    <style:style style:name="T35" style:parent-style-name="DefaultParagraphFont" style:family="text">
      <style:text-properties fo:language="en" fo:country="IN"/>
    </style:style>
    <style:style style:name="T36" style:parent-style-name="DefaultParagraphFont" style:family="text">
      <style:text-properties fo:language="en" fo:country="IN"/>
    </style:style>
    <style:style style:name="T37" style:parent-style-name="DefaultParagraphFont" style:family="text">
      <style:text-properties style:font-name="Verdana" fo:color="#000000" fo:font-size="11.5pt" style:font-size-asian="11.5pt" style:font-size-complex="11.5pt" fo:background-color="#FFFFFF" fo:language="en" fo:country="IN"/>
    </style:style>
    <style:style style:name="T38" style:parent-style-name="DefaultParagraphFont" style:family="text">
      <style:text-properties fo:language="en" fo:country="IN"/>
    </style:style>
    <style:style style:name="T39" style:parent-style-name="DefaultParagraphFont" style:family="text">
      <style:text-properties fo:language="en" fo:country="IN"/>
    </style:style>
    <style:style style:name="T40" style:parent-style-name="DefaultParagraphFont" style:family="text">
      <style:text-properties fo:language="en" fo:country="IN"/>
    </style:style>
    <style:style style:name="T41" style:parent-style-name="DefaultParagraphFont" style:family="text">
      <style:text-properties style:font-name="Verdana" fo:color="#000000" fo:font-size="11.5pt" style:font-size-asian="11.5pt" style:font-size-complex="11.5pt" fo:background-color="#FFFFFF" fo:language="en" fo:country="IN"/>
    </style:style>
    <style:style style:name="T42" style:parent-style-name="DefaultParagraphFont" style:family="text">
      <style:text-properties fo:language="en" fo:country="IN"/>
    </style:style>
    <style:style style:name="P43" style:parent-style-name="Standard" style:family="paragraph">
      <style:text-properties fo:language="en" fo:country="IN"/>
    </style:style>
    <style:style style:name="P44" style:parent-style-name="Standard" style:family="paragraph">
      <style:text-properties fo:language="en" fo:country="IN"/>
    </style:style>
    <style:style style:name="T45" style:parent-style-name="DefaultParagraphFont" style:family="text">
      <style:text-properties fo:language="en" fo:country="IN"/>
    </style:style>
    <style:style style:name="T46" style:parent-style-name="DefaultParagraphFont" style:family="text">
      <style:text-properties style:font-name="Verdana" fo:color="#000000" fo:font-size="11.5pt" style:font-size-asian="11.5pt" style:font-size-complex="11.5pt" fo:background-color="#FFFFFF" fo:language="en" fo:country="IN"/>
    </style:style>
    <style:style style:name="T47" style:parent-style-name="DefaultParagraphFont" style:family="text">
      <style:text-properties fo:language="en" fo:country="IN"/>
    </style:style>
    <style:style style:name="T48" style:parent-style-name="DefaultParagraphFont" style:family="text">
      <style:text-properties fo:font-weight="bold" style:font-weight-asian="bold" style:font-weight-complex="bold" fo:language="en" fo:country="IN"/>
    </style:style>
    <style:style style:name="T49" style:parent-style-name="DefaultParagraphFont" style:family="text">
      <style:text-properties fo:language="en" fo:country="IN"/>
    </style:style>
    <style:style style:name="T50" style:parent-style-name="DefaultParagraphFont" style:family="text">
      <style:text-properties fo:language="en" fo:country="IN"/>
    </style:style>
    <style:style style:name="T51" style:parent-style-name="DefaultParagraphFont" style:family="text">
      <style:text-properties fo:language="en" fo:country="IN"/>
    </style:style>
    <style:style style:name="T52" style:parent-style-name="DefaultParagraphFont" style:family="text">
      <style:text-properties style:font-name="Verdana" fo:color="#000000" fo:font-size="11.5pt" style:font-size-asian="11.5pt" style:font-size-complex="11.5pt" fo:background-color="#FFFFFF" fo:language="en" fo:country="IN"/>
    </style:style>
    <style:style style:name="T53" style:parent-style-name="DefaultParagraphFont" style:family="text">
      <style:text-properties fo:language="en" fo:country="IN"/>
    </style:style>
    <style:style style:name="T54" style:parent-style-name="DefaultParagraphFont" style:family="text">
      <style:text-properties fo:language="en" fo:country="IN"/>
    </style:style>
    <style:style style:name="T55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56" style:parent-style-name="DefaultParagraphFont" style:family="text">
      <style:text-properties fo:language="en" fo:country="IN"/>
    </style:style>
    <style:style style:name="T57" style:parent-style-name="DefaultParagraphFont" style:family="text">
      <style:text-properties fo:language="en" fo:country="IN"/>
    </style:style>
    <style:style style:name="T58" style:parent-style-name="Hyperlink" style:family="text">
      <style:text-properties fo:language="en" fo:country="IN"/>
    </style:style>
    <style:style style:name="T59" style:parent-style-name="DefaultParagraphFont" style:family="text">
      <style:text-properties fo:language="en" fo:country="IN"/>
    </style:style>
    <style:style style:name="T60" style:parent-style-name="DefaultParagraphFont" style:family="text">
      <style:text-properties fo:language="en" fo:country="IN"/>
    </style:style>
    <style:style style:name="T61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62" style:parent-style-name="DefaultParagraphFont" style:family="text">
      <style:text-properties fo:language="en" fo:country="IN"/>
    </style:style>
    <style:style style:name="T63" style:parent-style-name="DefaultParagraphFont" style:family="text">
      <style:text-properties fo:font-weight="bold" style:font-weight-asian="bold" style:font-weight-complex="bold" fo:language="en" fo:country="IN"/>
    </style:style>
    <style:style style:name="T64" style:parent-style-name="DefaultParagraphFont" style:family="text">
      <style:text-properties fo:font-weight="bold" style:font-weight-asian="bold" style:font-weight-complex="bold" fo:language="en" fo:country="IN"/>
    </style:style>
    <style:style style:name="T65" style:parent-style-name="DefaultParagraphFont" style:family="text">
      <style:text-properties fo:language="en" fo:country="IN"/>
    </style:style>
    <style:style style:name="T66" style:parent-style-name="DefaultParagraphFont" style:family="text">
      <style:text-properties fo:font-weight="bold" style:font-weight-asian="bold" style:font-weight-complex="bold" fo:language="en" fo:country="IN"/>
    </style:style>
    <style:style style:name="T67" style:parent-style-name="DefaultParagraphFont" style:family="text">
      <style:text-properties fo:language="en" fo:country="IN"/>
    </style:style>
    <style:style style:name="T68" style:parent-style-name="DefaultParagraphFont" style:family="text">
      <style:text-properties fo:language="en" fo:country="IN"/>
    </style:style>
    <style:style style:name="T69" style:parent-style-name="DefaultParagraphFont" style:family="text">
      <style:text-properties fo:language="en" fo:country="IN"/>
    </style:style>
    <style:style style:name="T70" style:parent-style-name="DefaultParagraphFont" style:family="text">
      <style:text-properties fo:font-weight="bold" style:font-weight-asian="bold" style:font-weight-complex="bold" fo:language="en" fo:country="IN"/>
    </style:style>
    <style:style style:name="T71" style:parent-style-name="DefaultParagraphFont" style:family="text">
      <style:text-properties fo:font-weight="bold" style:font-weight-asian="bold" style:font-weight-complex="bold" fo:language="en" fo:country="IN"/>
    </style:style>
    <style:style style:name="T72" style:parent-style-name="DefaultParagraphFont" style:family="text">
      <style:text-properties fo:language="en" fo:country="IN"/>
    </style:style>
    <style:style style:name="T73" style:parent-style-name="DefaultParagraphFont" style:family="text">
      <style:text-properties fo:font-weight="bold" style:font-weight-asian="bold" style:font-weight-complex="bold" fo:language="en" fo:country="IN"/>
    </style:style>
    <style:style style:name="T74" style:parent-style-name="DefaultParagraphFont" style:family="text">
      <style:text-properties fo:font-weight="bold" style:font-weight-asian="bold" style:font-weight-complex="bold" fo:language="en" fo:country="IN"/>
    </style:style>
    <style:style style:name="P75" style:parent-style-name="Standard" style:family="paragraph">
      <style:text-properties fo:language="en" fo:country="IN"/>
    </style:style>
    <style:style style:name="P76" style:parent-style-name="Standard" style:family="paragraph">
      <style:text-properties fo:language="en" fo:country="IN"/>
    </style:style>
    <style:style style:name="P77" style:parent-style-name="Standard" style:family="paragraph">
      <style:text-properties fo:language="en" fo:country="IN"/>
    </style:style>
    <style:style style:name="T78" style:parent-style-name="DefaultParagraphFont" style:family="text">
      <style:text-properties fo:font-weight="bold" style:font-weight-asian="bold" style:font-weight-complex="bold" fo:language="en" fo:country="IN"/>
    </style:style>
    <style:style style:name="T79" style:parent-style-name="DefaultParagraphFont" style:family="text">
      <style:text-properties fo:language="en" fo:country="IN"/>
    </style:style>
    <style:style style:name="T80" style:parent-style-name="DefaultParagraphFont" style:family="text">
      <style:text-properties fo:language="en" fo:country="IN"/>
    </style:style>
    <style:style style:name="T81" style:parent-style-name="DefaultParagraphFont" style:family="text">
      <style:text-properties fo:font-weight="bold" style:font-weight-asian="bold" style:font-weight-complex="bold" fo:language="en" fo:country="IN"/>
    </style:style>
    <style:style style:name="T82" style:parent-style-name="DefaultParagraphFont" style:family="text">
      <style:text-properties fo:language="en" fo:country="IN"/>
    </style:style>
    <style:style style:name="T83" style:parent-style-name="DefaultParagraphFont" style:family="text">
      <style:text-properties fo:language="en" fo:country="IN"/>
    </style:style>
    <style:style style:name="T84" style:parent-style-name="DefaultParagraphFont" style:family="text">
      <style:text-properties fo:font-weight="bold" style:font-weight-asian="bold" style:font-weight-complex="bold" fo:language="en" fo:country="IN"/>
    </style:style>
    <style:style style:name="P85" style:parent-style-name="Standard" style:family="paragraph">
      <style:text-properties fo:language="en" fo:country="IN"/>
    </style:style>
    <style:style style:name="P86" style:parent-style-name="Standard" style:family="paragraph">
      <style:text-properties fo:language="en" fo:country="IN"/>
    </style:style>
    <style:style style:name="P87" style:parent-style-name="Standard" style:family="paragraph">
      <style:text-properties fo:language="en" fo:country="IN"/>
    </style:style>
    <style:style style:name="P88" style:parent-style-name="Standard" style:list-style-name="LFO3" style:family="paragraph">
      <style:text-properties fo:language="en" fo:country="IN"/>
    </style:style>
    <style:style style:name="P89" style:parent-style-name="Standard" style:list-style-name="LFO3" style:family="paragraph">
      <style:text-properties fo:language="en" fo:country="IN"/>
    </style:style>
    <style:style style:name="P90" style:parent-style-name="Standard" style:list-style-name="LFO3" style:family="paragraph">
      <style:text-properties fo:language="en" fo:country="IN"/>
    </style:style>
    <style:style style:name="P91" style:parent-style-name="Standard" style:family="paragraph">
      <style:text-properties fo:language="en" fo:country="IN"/>
    </style:style>
    <style:style style:name="T92" style:parent-style-name="DefaultParagraphFont" style:family="text">
      <style:text-properties fo:language="en" fo:country="IN"/>
    </style:style>
    <style:style style:name="T93" style:parent-style-name="DefaultParagraphFont" style:family="text">
      <style:text-properties fo:font-weight="bold" style:font-weight-asian="bold" style:font-weight-complex="bold" fo:language="en" fo:country="IN"/>
    </style:style>
    <style:style style:name="T94" style:parent-style-name="DefaultParagraphFont" style:family="text">
      <style:text-properties fo:language="en" fo:country="IN"/>
    </style:style>
    <style:style style:name="P95" style:parent-style-name="Standard" style:family="paragraph">
      <style:text-properties fo:language="en" fo:country="IN"/>
    </style:style>
    <style:style style:name="P96" style:parent-style-name="Standard" style:family="paragraph">
      <style:text-properties fo:language="en" fo:country="IN"/>
    </style:style>
  </office:automatic-styles>
  <office:body>
    <office:text text:use-soft-page-breaks="true">
      <text:p text:style-name="P1"><text:span text:style-name="T2">Q1.</text:span><text:span text:style-name="T3"><text:s/>Why do w</text:span><text:span text:style-name="T4">e</text:span><text:span text:style-name="T5"><text:s/>start l</text:span><text:span text:style-name="T6">e</text:span><text:span text:style-name="T7">arning a programming languag</text:span><text:span text:style-name="T8">es</text:span><text:span text:style-name="T9"><text:s/>with “H</text:span><text:span text:style-name="T10">e</text:span><text:span text:style-name="T11">llo</text:span><text:span text:style-name="T12">­<text:s/>World!<text:s/></text:span><text:span text:style-name="T13">?</text:span></text:p>
      <text:p text:style-name="P14">Ans1. We start with ‘Hello World!’ as for some it is a learning habit which they gathered in their journey of learning or for some it is their way of saying<text:s/>hello to the language they are going to learn from there on.</text:p>
      <text:p text:style-name="P15"/>
      <text:p text:style-name="Standard"><text:span text:style-name="T16">Q2.</text:span><text:span text:style-name="T17"><text:s text:c="2"/>How is th</text:span><text:span text:style-name="T18">e</text:span><text:span text:style-name="T19"><text:s/>us</text:span><text:span text:style-name="T20">e</text:span><text:span text:style-name="T21"><text:s/>of comm</text:span><text:span text:style-name="T22">e</text:span><text:span text:style-name="T23">nts and how do you writ</text:span><text:span text:style-name="T24">e</text:span><text:span text:style-name="T25"><text:s/>comm</text:span><text:span text:style-name="T26">e</text:span><text:span text:style-name="T27">nts in HT</text:span><text:span text:style-name="T28">ML?</text:span></text:p>
      <text:p text:style-name="Standard"><text:span text:style-name="T29">Ans2.</text:span><text:span text:style-name="T30"><text:s/></text:span><text:span text:style-name="T31">HTML comments are not displayed in the browser, but they can help document your HTML source code.</text:span><text:span text:style-name="T32">It is used by programmer to tell the future programmer or user that where which section of a program start and end.</text:span></text:p>
      <text:p text:style-name="Standard">&lt;!-- Write your comments here --&gt;</text:p>
      <text:p text:style-name="Standard"><text:span text:style-name="T33">This is</text:span><text:span text:style-name="T34"><text:s/></text:span><text:span text:style-name="T35">the sintax of comment</text:span><text:span text:style-name="T36">.</text:span><text:span text:style-name="T37"><text:s/></text:span><text:span text:style-name="T38">T</text:span><text:span text:style-name="T39">here is an exclamation point (!) in the start tag, but not in the end tag</text:span><text:span text:style-name="T40">.</text:span><text:span text:style-name="T41"><text:s/></text:span><text:span text:style-name="T42">Comments are also great for debugging HTML, because you can comment out HTML lines of code, one at a time, to search for errors.</text:span></text:p>
      <text:p text:style-name="P43"/>
      <text:p text:style-name="P44">Q3.<text:s/>What are<text:s/>elements­,<text:s/>tags­<text:s/>and attributes­,<text:s/>and the<text:s/>difference<text:s/>between them?</text:p>
      <text:p text:style-name="Standard"><text:span text:style-name="T45">Ans3.Elements:</text:span><text:span text:style-name="T46"><text:s/></text:span><text:span text:style-name="T47">The HTML </text:span><text:span text:style-name="T48">element</text:span><text:span text:style-name="T49"> is everything from the start tag to the end tag</text:span><text:span text:style-name="T50">.</text:span><text:span text:style-name="T51">HTML elements can be nested (this means that elements can contain other elements).All HTML documents consist of nested HTML elements.</text:span><text:span text:style-name="T52"><text:s/></text:span><text:span text:style-name="T53"> example contains four HTML elements (&lt;html&gt;, &lt;body&gt;, &lt;h1&gt; and &lt;p&gt;)</text:span></text:p>
      <text:p text:style-name="Standard"><text:span text:style-name="T54">Tags:</text:span><text:span text:style-name="T55"><text:s/></text:span><text:span text:style-name="T56">The &lt;html&gt; tag represents the root of an HTML document.</text:span></text:p>
      <text:p text:style-name="Standard"><text:span text:style-name="T57">The &lt;html&gt; tag is the container for all other HTML elements (except for the </text:span><text:a xlink:href="https://www.w3schools.com/tags/tag_doctype.asp" office:target-frame-name="_top" xlink:show="replace"><text:span text:style-name="T58">&lt;!DOCTYPE&gt;</text:span></text:a><text:span text:style-name="T59"> tag).</text:span></text:p>
      <text:p text:style-name="Standard"><text:span text:style-name="T60">Attributes:</text:span><text:span text:style-name="T61"><text:s/></text:span><text:span text:style-name="T62">All HTML elements can have </text:span><text:span text:style-name="T63">attributes</text:span><text:span text:style-name="T64">.<text:s/></text:span><text:span text:style-name="T65">Attributes provide </text:span><text:span text:style-name="T66">additional information</text:span><text:span text:style-name="T67"> about elements</text:span><text:span text:style-name="T68"><text:s/>.</text:span><text:span text:style-name="T69">Attributes are always specified in </text:span><text:span text:style-name="T70">the start tag</text:span><text:span text:style-name="T71">.<text:s/></text:span><text:span text:style-name="T72">Attributes usually come in name/value pairs like: </text:span><text:span text:style-name="T73">name="value"</text:span><text:span text:style-name="T74">.</text:span></text:p>
      <text:p text:style-name="P75"/>
      <text:p text:style-name="P76">Q4.<text:s/>Briefly<text:s/>explain what HTML<text:s/>entities are.</text:p>
      <text:p text:style-name="P77">Ans4.<text:s/>Some characters are reserved in HTML.<text:s/>If you use the less than (&lt;) or greater than (&gt;) signs in your text, the browser might mix them with tags.<text:s/>Character entities are used to display reserved characters in HTML.</text:p>
      <text:p text:style-name="Standard"><text:span text:style-name="T78">Advantage of using an entity name:</text:span><text:span text:style-name="T79"> An entity name is easy to remember.</text:span><text:span text:style-name="T80"><text:line-break/></text:span><text:span text:style-name="T81">Disadvantage of using an entity name:</text:span><text:span text:style-name="T82"> Browsers may not support all entity names, but the support for entity numbers is good.</text:span></text:p>
      <text:p text:style-name="Standard"><text:span text:style-name="T83">A commonly used entity in HTML is the non-breaking space: </text:span><text:span text:style-name="T84">&amp;nbsp;</text:span></text:p>
      <text:p text:style-name="P85">A non-breaking space is a space that will not break into a new line.</text:p>
      <text:p text:style-name="P86">Two words separated by a non-breaking space will stick together (not break into a new line). This is handy when breaking the words might be disruptive.</text:p>
      <text:p text:style-name="P87">Examples:</text:p>
      <text:list text:style-name="LFO3" text:continue-numbering="true">
        <text:list-item>
          <text:p text:style-name="P88">§ 10</text:p>
        </text:list-item>
        <text:list-item>
          <text:p text:style-name="P89">10 km/h</text:p>
        </text:list-item>
        <text:list-item>
          <text:p text:style-name="P90">10 PM</text:p>
        </text:list-item>
      </text:list>
      <text:p text:style-name="P91">Another common use of the non-breaking space is to prevent browsers from truncating spaces in HTML pages.</text:p>
      <text:p text:style-name="Standard"><text:span text:style-name="T92">If you write 10 spaces in your text, the browser will remove 9 of them. To add real spaces to your text, you can use the </text:span><text:span text:style-name="T93">&amp;nbsp;</text:span><text:span text:style-name="T94"> character entity.</text:span></text:p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text-properties style:font-name-complex="Times New Roman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nmay sisodia</dc:creator>
    <meta:creation-date>2009-04-16T11:32:00Z</meta:creation-date>
    <dc:date>2023-04-01T04:42:00Z</dc:date>
    <meta:template xlink:href="Normal" xlink:type="simple"/>
    <meta:editing-cycles>6</meta:editing-cycles>
    <meta:editing-duration>PT174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401" meta:character-count="2682" meta:row-count="19" meta:non-whitespace-character-count="2286"/>
  </office:meta>
</office:document-meta>
</file>